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indmill_Islands">
            <text:p>Windmill_Islands</text:p>
          </table:table-cell>
          <table:table-cell office:value-type="string" office:value="radiocarbon">
            <text:p>radiocarbon</text:p>
          </table:table-cell>
          <table:table-cell office:value-type="string" office:value="ANU6507">
            <text:p>ANU6507</text:p>
          </table:table-cell>
          <table:table-cell office:value-type="float" office:value="-66.41">
            <text:p>-66.41</text:p>
          </table:table-cell>
          <table:table-cell office:value-type="float" office:value="110.42">
            <text:p>110.42</text:p>
          </table:table-cell>
          <table:table-cell office:value-type="float" office:value="6000.0">
            <text:p>6000.0</text:p>
          </table:table-cell>
          <table:table-cell office:value-type="float" office:value="260.0">
            <text:p>26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31.5">
            <text:p>3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riggsTarasov2013,GoodwinZweck2000,Goodwin1993">
            <text:p>BriggsTarasov2013,GoodwinZweck2000,Goodwin1993</text:p>
          </table:table-cell>
        </table:table-row>
        <table:table-row>
          <table:table-cell office:value-type="string" office:value="Windmill_Islands">
            <text:p>Windmill_Islands</text:p>
          </table:table-cell>
          <table:table-cell office:value-type="string" office:value="radiocarbon">
            <text:p>radiocarbon</text:p>
          </table:table-cell>
          <table:table-cell office:value-type="string" office:value="ANU6402">
            <text:p>ANU6402</text:p>
          </table:table-cell>
          <table:table-cell office:value-type="float" office:value="-66.28">
            <text:p>-66.28</text:p>
          </table:table-cell>
          <table:table-cell office:value-type="float" office:value="110.52">
            <text:p>110.52</text:p>
          </table:table-cell>
          <table:table-cell office:value-type="float" office:value="4980.0">
            <text:p>4980.0</text:p>
          </table:table-cell>
          <table:table-cell office:value-type="float" office:value="80.0">
            <text:p>8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riggsTarasov2013,GoodwinZweck2000,Goodwin1993">
            <text:p>BriggsTarasov2013,GoodwinZweck2000,Goodwin1993</text:p>
          </table:table-cell>
        </table:table-row>
        <table:table-row>
          <table:table-cell office:value-type="string" office:value="Windmill_Islands">
            <text:p>Windmill_Islands</text:p>
          </table:table-cell>
          <table:table-cell office:value-type="string" office:value="radiocarbon">
            <text:p>radiocarbon</text:p>
          </table:table-cell>
          <table:table-cell office:value-type="string" office:value="ANU6401">
            <text:p>ANU6401</text:p>
          </table:table-cell>
          <table:table-cell office:value-type="float" office:value="-66.4">
            <text:p>-66.4</text:p>
          </table:table-cell>
          <table:table-cell office:value-type="float" office:value="110.4">
            <text:p>110.4</text:p>
          </table:table-cell>
          <table:table-cell office:value-type="float" office:value="8160.0">
            <text:p>8160.0</text:p>
          </table:table-cell>
          <table:table-cell office:value-type="float" office:value="300.0">
            <text:p>300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marine">
            <text:p>marine</text:p>
          </table:table-cell>
          <table:table-cell office:value-type="float" office:value="1150.0">
            <text:p>1150.0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1.5">
            <text:p>3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riggsTarasov2013,GoodwinZweck2000,Goodwin1993">
            <text:p>BriggsTarasov2013,GoodwinZweck2000,Goodwin1993</text:p>
          </table:table-cell>
        </table:table-row>
        <table:table-row>
          <table:table-cell office:value-type="string" office:value="Windmill_Islands">
            <text:p>Windmill_Islands</text:p>
          </table:table-cell>
          <table:table-cell office:value-type="string" office:value="radiocarbon">
            <text:p>radiocarbon</text:p>
          </table:table-cell>
          <table:table-cell office:value-type="string" office:value="ANU6401">
            <text:p>ANU6401</text:p>
          </table:table-cell>
          <table:table-cell office:value-type="float" office:value="-66.4">
            <text:p>-66.4</text:p>
          </table:table-cell>
          <table:table-cell office:value-type="float" office:value="110.4">
            <text:p>110.4</text:p>
          </table:table-cell>
          <table:table-cell office:value-type="float" office:value="8160.0">
            <text:p>8160.0</text:p>
          </table:table-cell>
          <table:table-cell office:value-type="float" office:value="300.0">
            <text:p>30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marine">
            <text:p>marine</text:p>
          </table:table-cell>
          <table:table-cell office:value-type="float" office:value="1150.0">
            <text:p>1150.0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1.5">
            <text:p>3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riggsTarasov2013,GoodwinZweck2000,Goodwin1993">
            <text:p>BriggsTarasov2013,GoodwinZweck2000,Goodwin1993</text:p>
          </table:table-cell>
        </table:table-row>
        <table:table-row>
          <table:table-cell office:value-type="string" office:value="Windmill_Islands">
            <text:p>Windmill_Islands</text:p>
          </table:table-cell>
          <table:table-cell office:value-type="string" office:value="radiocarbon">
            <text:p>radiocarbon</text:p>
          </table:table-cell>
          <table:table-cell office:value-type="string" office:value="ANU6399">
            <text:p>ANU6399</text:p>
          </table:table-cell>
          <table:table-cell office:value-type="float" office:value="-66.28">
            <text:p>-66.28</text:p>
          </table:table-cell>
          <table:table-cell office:value-type="float" office:value="110.63">
            <text:p>110.63</text:p>
          </table:table-cell>
          <table:table-cell office:value-type="float" office:value="5930.0">
            <text:p>5930.0</text:p>
          </table:table-cell>
          <table:table-cell office:value-type="float" office:value="120.0">
            <text:p>12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31.0">
            <text:p>31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riggsTarasov2013,GoodwinZweck2000,Goodwin1993">
            <text:p>BriggsTarasov2013,GoodwinZweck2000,Goodwin19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